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  <style:style style:name="T2" style:family="text">
      <style:text-properties officeooo:rsid="001a6a96"/>
    </style:style>
    <style:style style:name="T3" style:family="text">
      <style:text-properties officeooo:rsid="001f6a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2">4</text:span>/<text:span text:style-name="T3">14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<text:span text:style-name="T3">7</text:span></text:p>
      <text:p text:style-name="P1"><text:span text:style-name="T3">Erlang</text:span>: <text:span text:style-name="T3">Once Upon A Haske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4-14T11:42:27.772040000</dc:date>
    <meta:editing-duration>PT7M13S</meta:editing-duration>
    <meta:editing-cycles>13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7" meta:word-count="15" meta:character-count="82" meta:non-whitespace-character-count="74"/>
  </office:meta>
</office:document-meta>
</file>